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38c3107" officeooo:paragraph-rsid="038c3107"/>
    </style:style>
    <style:style style:name="P5" style:family="paragraph" style:parent-style-name="Text_20_body">
      <style:text-properties officeooo:rsid="03a404d1" officeooo:paragraph-rsid="03a404d1"/>
    </style:style>
    <style:style style:name="P6" style:family="paragraph" style:parent-style-name="Text_20_body">
      <style:text-properties officeooo:rsid="03851cd3" officeooo:paragraph-rsid="0387e3a8"/>
    </style:style>
    <style:style style:name="P7" style:family="paragraph" style:parent-style-name="Text_20_body">
      <style:text-properties officeooo:rsid="03a29a33" officeooo:paragraph-rsid="03a29a33"/>
    </style:style>
    <style:style style:name="P8" style:family="paragraph" style:parent-style-name="Text_20_body">
      <style:text-properties fo:font-style="italic" officeooo:rsid="03aefb6b" officeooo:paragraph-rsid="03b43fbd" style:font-style-asian="italic" style:font-style-complex="italic"/>
    </style:style>
    <style:style style:name="P9" style:family="paragraph" style:parent-style-name="Text_20_body">
      <style:text-properties officeooo:rsid="03b005d3" officeooo:paragraph-rsid="03b12d5b"/>
    </style:style>
    <style:style style:name="P10" style:family="paragraph" style:parent-style-name="Text_20_body">
      <style:text-properties officeooo:rsid="03b43fbd" officeooo:paragraph-rsid="03b43fbd"/>
    </style:style>
    <style:style style:name="P11" style:family="paragraph" style:parent-style-name="Text_20_body">
      <style:text-properties officeooo:rsid="03b5f5c9" officeooo:paragraph-rsid="03b5f5c9"/>
    </style:style>
    <style:style style:name="P12" style:family="paragraph" style:parent-style-name="Text_20_body">
      <style:text-properties officeooo:rsid="03baa389" officeooo:paragraph-rsid="03baa389"/>
    </style:style>
    <style:style style:name="P13" style:family="paragraph" style:parent-style-name="Text_20_body">
      <style:text-properties officeooo:rsid="03b12d5b" officeooo:paragraph-rsid="03b12d5b"/>
    </style:style>
    <style:style style:name="P14" style:family="paragraph" style:parent-style-name="Heading_20_2">
      <style:text-properties fo:font-weight="normal" officeooo:rsid="03849f99" officeooo:paragraph-rsid="03849f99" style:font-weight-asian="normal" style:font-weight-complex="normal"/>
    </style:style>
    <style:style style:name="P15" style:family="paragraph" style:parent-style-name="Standard">
      <style:text-properties officeooo:rsid="0347868d" officeooo:paragraph-rsid="03aa4d50"/>
    </style:style>
    <style:style style:name="P16" style:family="paragraph" style:parent-style-name="Standard">
      <style:paragraph-properties fo:text-align="start" style:justify-single-word="false" style:writing-mode="lr-tb"/>
      <style:text-properties style:font-name="Courier New" officeooo:paragraph-rsid="03f4cd97"/>
    </style:style>
    <style:style style:name="P17" style:family="paragraph" style:parent-style-name="Standard">
      <style:paragraph-properties fo:text-align="end" style:justify-single-word="false" style:writing-mode="rl-tb"/>
      <style:text-properties style:font-name="Courier New" officeooo:rsid="041cf7eb" officeooo:paragraph-rsid="03f4cd97"/>
    </style:style>
    <style:style style:name="P18" style:family="paragraph" style:parent-style-name="Heading_20_1">
      <style:text-properties officeooo:rsid="03a57f2c" officeooo:paragraph-rsid="03a57f2c"/>
    </style:style>
    <style:style style:name="P19" style:family="paragraph" style:parent-style-name="Heading_20_1">
      <style:text-properties officeooo:rsid="03f26fef" officeooo:paragraph-rsid="03f4cd97"/>
    </style:style>
    <style:style style:name="P20" style:family="paragraph" style:parent-style-name="Heading_20_2">
      <style:text-properties officeooo:rsid="02d00e5f"/>
    </style:style>
    <style:style style:name="P21" style:family="paragraph" style:parent-style-name="Heading_20_2">
      <style:text-properties fo:font-weight="normal" officeooo:rsid="03f43688" officeooo:paragraph-rsid="03f4cd97" style:font-weight-asian="normal" style:font-weight-complex="normal"/>
    </style:style>
    <style:style style:name="P22" style:family="paragraph" style:parent-style-name="Heading_20_2">
      <style:text-properties officeooo:rsid="03f8afcf" officeooo:paragraph-rsid="03f4cd97"/>
    </style:style>
    <style:style style:name="P23" style:family="paragraph" style:parent-style-name="Heading_20_2">
      <style:text-properties officeooo:rsid="0430dbe3" officeooo:paragraph-rsid="03f4cd97"/>
    </style:style>
    <style:style style:name="P24" style:family="paragraph" style:parent-style-name="Heading_20_2">
      <style:text-properties officeooo:paragraph-rsid="03f4cd97"/>
    </style:style>
    <style:style style:name="P25"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26" style:family="paragraph" style:parent-style-name="Heading_20_2">
      <style:paragraph-properties fo:margin-top="0in" fo:margin-bottom="0.0575in" loext:contextual-spacing="false" fo:text-align="end" style:justify-single-word="false" style:writing-mode="rl-tb"/>
      <style:text-properties style:use-window-font-color="true" officeooo:rsid="0432cf0a" officeooo:paragraph-rsid="03f4cd97"/>
    </style:style>
    <style:style style:name="P27" style:family="paragraph" style:parent-style-name="Text_20_body" style:list-style-name="L1">
      <style:text-properties officeooo:rsid="0347868d" officeooo:paragraph-rsid="03aa4d50"/>
    </style:style>
    <style:style style:name="P28" style:family="paragraph" style:parent-style-name="Text_20_body" style:list-style-name="L2">
      <style:text-properties officeooo:rsid="038ea7d9" officeooo:paragraph-rsid="038ea7d9"/>
    </style:style>
    <style:style style:name="P29" style:family="paragraph" style:parent-style-name="Text_20_body" style:list-style-name="L2">
      <style:text-properties officeooo:rsid="0397b3cb" officeooo:paragraph-rsid="0397b3cb"/>
    </style:style>
    <style:style style:name="P30" style:family="paragraph" style:parent-style-name="Text_20_body" style:list-style-name="L3">
      <style:text-properties officeooo:rsid="03b5f5c9" officeooo:paragraph-rsid="03b5f5c9"/>
    </style:style>
    <style:style style:name="P31" style:family="paragraph" style:parent-style-name="Text_20_body" style:list-style-name="L4"/>
    <style:style style:name="P32" style:family="paragraph" style:parent-style-name="Text_20_body">
      <style:text-properties officeooo:rsid="02d00e5f" officeooo:paragraph-rsid="03f4cd97"/>
    </style:style>
    <style:style style:name="P33" style:family="paragraph" style:parent-style-name="Text_20_body">
      <style:text-properties officeooo:rsid="03bf6571" officeooo:paragraph-rsid="03f4cd97"/>
    </style:style>
    <style:style style:name="P34" style:family="paragraph" style:parent-style-name="Text_20_body">
      <style:text-properties officeooo:rsid="03ef544f" officeooo:paragraph-rsid="03f4cd97"/>
    </style:style>
    <style:style style:name="P35" style:family="paragraph" style:parent-style-name="Text_20_body">
      <style:text-properties officeooo:rsid="0411b153" officeooo:paragraph-rsid="03f4cd97"/>
    </style:style>
    <style:style style:name="P36" style:family="paragraph" style:parent-style-name="Text_20_body">
      <style:text-properties officeooo:rsid="04137347" officeooo:paragraph-rsid="03f4cd97"/>
    </style:style>
    <style:style style:name="P37" style:family="paragraph" style:parent-style-name="Text_20_body">
      <style:text-properties officeooo:rsid="04232749" officeooo:paragraph-rsid="03f4cd97"/>
    </style:style>
    <style:style style:name="P38" style:family="paragraph" style:parent-style-name="Text_20_body" style:list-style-name="L13">
      <style:text-properties officeooo:rsid="0424ce9b" officeooo:paragraph-rsid="03f4cd97"/>
    </style:style>
    <style:style style:name="P39" style:family="paragraph" style:parent-style-name="Text_20_body" style:list-style-name="L13">
      <style:text-properties officeooo:rsid="0429c005" officeooo:paragraph-rsid="03f4cd97"/>
    </style:style>
    <style:style style:name="P40" style:family="paragraph" style:parent-style-name="Text_20_body">
      <style:text-properties officeooo:rsid="0426eb53" officeooo:paragraph-rsid="03f4cd97"/>
    </style:style>
    <style:style style:name="P41" style:family="paragraph" style:parent-style-name="Text_20_body">
      <style:text-properties officeooo:rsid="042b5803" officeooo:paragraph-rsid="03f4cd97"/>
    </style:style>
    <style:style style:name="P42" style:family="paragraph" style:parent-style-name="Text_20_body" style:list-style-name="L14">
      <style:text-properties officeooo:rsid="042cdfda" officeooo:paragraph-rsid="03f4cd97"/>
    </style:style>
    <style:style style:name="P43" style:family="paragraph" style:parent-style-name="Text_20_body">
      <style:text-properties officeooo:rsid="042cdfda" officeooo:paragraph-rsid="03f4cd97"/>
    </style:style>
    <style:style style:name="P44" style:family="paragraph" style:parent-style-name="Text_20_body">
      <style:text-properties officeooo:rsid="042fc6f5" officeooo:paragraph-rsid="03f4cd97"/>
    </style:style>
    <style:style style:name="P45" style:family="paragraph" style:parent-style-name="Text_20_body">
      <style:text-properties officeooo:rsid="0430dbe3" officeooo:paragraph-rsid="03f4cd97"/>
    </style:style>
    <style:style style:name="P46" style:family="paragraph" style:parent-style-name="Text_20_body">
      <style:text-properties officeooo:rsid="0432cf0a" officeooo:paragraph-rsid="03f4cd97"/>
    </style:style>
    <style:style style:name="P47" style:family="paragraph" style:parent-style-name="Text_20_body">
      <style:text-properties officeooo:rsid="04335023" officeooo:paragraph-rsid="03f4cd97"/>
    </style:style>
    <style:style style:name="P48" style:family="paragraph" style:parent-style-name="Text_20_body">
      <style:text-properties officeooo:rsid="0434a612" officeooo:paragraph-rsid="03f4cd97"/>
    </style:style>
    <style:style style:name="P49" style:family="paragraph" style:parent-style-name="Text_20_body">
      <style:text-properties fo:font-style="italic" officeooo:rsid="04379dda" officeooo:paragraph-rsid="03f4cd97" style:font-style-asian="italic" style:font-style-complex="italic"/>
    </style:style>
    <style:style style:name="P50" style:family="paragraph" style:parent-style-name="Text_20_body" style:list-style-name="L15">
      <style:text-properties officeooo:rsid="040445be" officeooo:paragraph-rsid="03f4cd97"/>
    </style:style>
    <style:style style:name="P51" style:family="paragraph" style:parent-style-name="Text_20_body" style:list-style-name="L15">
      <style:text-properties officeooo:paragraph-rsid="03f4cd97"/>
    </style:style>
    <style:style style:name="P52" style:family="paragraph" style:parent-style-name="Text_20_body">
      <style:paragraph-properties fo:text-align="start" style:justify-single-word="false" style:writing-mode="lr-tb"/>
      <style:text-properties officeooo:rsid="03c1a658" officeooo:paragraph-rsid="03f4cd97"/>
    </style:style>
    <style:style style:name="P53" style:family="paragraph" style:parent-style-name="Text_20_body">
      <style:paragraph-properties fo:text-align="start" style:justify-single-word="false" style:writing-mode="lr-tb"/>
      <style:text-properties officeooo:rsid="03c51c01" officeooo:paragraph-rsid="03f4cd97"/>
    </style:style>
    <style:style style:name="P54" style:family="paragraph" style:parent-style-name="Text_20_body">
      <style:paragraph-properties fo:text-align="start" style:justify-single-word="false" style:writing-mode="lr-tb"/>
      <style:text-properties officeooo:rsid="03d2043e" officeooo:paragraph-rsid="03f4cd97"/>
    </style:style>
    <style:style style:name="P55" style:family="paragraph" style:parent-style-name="Text_20_body">
      <style:paragraph-properties fo:text-align="start" style:justify-single-word="false" style:writing-mode="lr-tb"/>
      <style:text-properties officeooo:rsid="03d3a624" officeooo:paragraph-rsid="03f4cd97"/>
    </style:style>
    <style:style style:name="P56" style:family="paragraph" style:parent-style-name="Text_20_body">
      <style:paragraph-properties fo:text-align="start" style:justify-single-word="false" style:writing-mode="lr-tb"/>
      <style:text-properties officeooo:rsid="04335023" officeooo:paragraph-rsid="03f4cd97"/>
    </style:style>
    <style:style style:name="P57" style:family="paragraph" style:parent-style-name="Text_20_body">
      <style:paragraph-properties fo:text-align="end" style:justify-single-word="false" style:writing-mode="rl-tb"/>
      <style:text-properties officeooo:rsid="03c44192" officeooo:paragraph-rsid="03f4cd97"/>
    </style:style>
    <style:style style:name="P58" style:family="paragraph" style:parent-style-name="Text_20_body">
      <style:paragraph-properties fo:text-align="end" style:justify-single-word="false" style:writing-mode="rl-tb"/>
      <style:text-properties officeooo:rsid="03c51c01" officeooo:paragraph-rsid="03f4cd97"/>
    </style:style>
    <style:style style:name="P59" style:family="paragraph" style:parent-style-name="Text_20_body">
      <style:paragraph-properties fo:text-align="end" style:justify-single-word="false" style:writing-mode="rl-tb"/>
      <style:text-properties officeooo:rsid="03c2bb75" officeooo:paragraph-rsid="03f4cd97"/>
    </style:style>
    <style:style style:name="P60" style:family="paragraph" style:parent-style-name="Text_20_body">
      <style:paragraph-properties fo:text-align="end" style:justify-single-word="false" style:writing-mode="rl-tb"/>
      <style:text-properties officeooo:rsid="03d2043e" officeooo:paragraph-rsid="03f4cd97"/>
    </style:style>
    <style:style style:name="P61" style:family="paragraph" style:parent-style-name="Text_20_body">
      <style:paragraph-properties fo:text-align="end" style:justify-single-word="false" style:writing-mode="rl-tb"/>
      <style:text-properties officeooo:rsid="03d3a492" officeooo:paragraph-rsid="03f4cd97"/>
    </style:style>
    <style:style style:name="P62" style:family="paragraph" style:parent-style-name="Text_20_body" style:list-style-name="L5">
      <style:paragraph-properties fo:text-align="end" style:justify-single-word="false" style:writing-mode="rl-tb"/>
      <style:text-properties officeooo:rsid="03e59eb7" officeooo:paragraph-rsid="03f4cd97"/>
    </style:style>
    <style:style style:name="P63" style:family="paragraph" style:parent-style-name="Text_20_body">
      <style:paragraph-properties fo:text-align="end" style:justify-single-word="false" style:writing-mode="rl-tb"/>
      <style:text-properties officeooo:rsid="03e59eb7" officeooo:paragraph-rsid="03f4cd97"/>
    </style:style>
    <style:style style:name="P64" style:family="paragraph" style:parent-style-name="Text_20_body" style:list-style-name="L5">
      <style:paragraph-properties fo:text-align="end" style:justify-single-word="false" style:writing-mode="rl-tb"/>
      <style:text-properties officeooo:rsid="03e2b4c3" officeooo:paragraph-rsid="03f4cd97"/>
    </style:style>
    <style:style style:name="P65"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66"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67" style:family="paragraph" style:parent-style-name="Text_20_body">
      <style:paragraph-properties fo:text-align="end" style:justify-single-word="false" style:writing-mode="rl-tb"/>
      <style:text-properties officeooo:rsid="03f8afcf" officeooo:paragraph-rsid="03f4cd97"/>
    </style:style>
    <style:style style:name="P68" style:family="paragraph" style:parent-style-name="Text_20_body" style:list-style-name="L11">
      <style:paragraph-properties fo:margin-top="0in" fo:margin-bottom="0.0575in" loext:contextual-spacing="false" fo:text-align="end" style:justify-single-word="false" style:writing-mode="rl-tb"/>
      <style:text-properties officeooo:rsid="03f8afcf" officeooo:paragraph-rsid="03f4cd97"/>
    </style:style>
    <style:style style:name="P69" style:family="paragraph" style:parent-style-name="Text_20_body" style:list-style-name="L11">
      <style:paragraph-properties fo:margin-top="0in" fo:margin-bottom="0.0575in" loext:contextual-spacing="false" fo:text-align="end" style:justify-single-word="false" style:writing-mode="rl-tb"/>
      <style:text-properties officeooo:rsid="03fa38f3" officeooo:paragraph-rsid="03f4cd97"/>
    </style:style>
    <style:style style:name="P70"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71"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72"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73" style:family="paragraph" style:parent-style-name="Text_20_body" style:list-style-name="L12">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74" style:family="paragraph" style:parent-style-name="Text_20_body">
      <style:paragraph-properties fo:margin-top="0in" fo:margin-bottom="0.0575in" loext:contextual-spacing="false" fo:text-align="end" style:justify-single-word="false" style:writing-mode="rl-tb"/>
      <style:text-properties style:use-window-font-color="true" officeooo:rsid="0432cf0a" officeooo:paragraph-rsid="03f4cd97"/>
    </style:style>
    <style:style style:name="P75"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76"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77"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78"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79" style:family="paragraph" style:parent-style-name="Text_20_body" style:list-style-name="L12">
      <style:paragraph-properties fo:margin-top="0in" fo:margin-bottom="0.0575in" loext:contextual-spacing="false" fo:text-align="end" style:justify-single-word="false" style:writing-mode="rl-tb"/>
      <style:text-properties officeooo:rsid="040c5524" officeooo:paragraph-rsid="03f4cd97"/>
    </style:style>
    <style:style style:name="P80"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81"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82"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83"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T1" style:family="text">
      <style:text-properties fo:font-weight="bold" style:font-weight-asian="bold" style:font-weight-complex="bold"/>
    </style:style>
    <style:style style:name="T2" style:family="text">
      <style:text-properties fo:font-weight="bold" officeooo:rsid="038e1d84" style:font-weight-asian="bold" style:font-weight-complex="bold"/>
    </style:style>
    <style:style style:name="T3" style:family="text">
      <style:text-properties fo:font-weight="bold" officeooo:rsid="03a7692f" style:font-weight-asian="bold" style:font-weight-complex="bold"/>
    </style:style>
    <style:style style:name="T4" style:family="text">
      <style:text-properties fo:font-weight="bold" officeooo:rsid="03ab6588" style:font-weight-asian="bold" style:font-weight-complex="bold"/>
    </style:style>
    <style:style style:name="T5" style:family="text">
      <style:text-properties fo:font-weight="bold" officeooo:rsid="03c02bd6" style:font-weight-asian="bold" style:font-weight-complex="bold"/>
    </style:style>
    <style:style style:name="T6" style:family="text">
      <style:text-properties fo:font-weight="bold" officeooo:rsid="03c44192" style:font-weight-asian="bold" style:font-weight-complex="bold"/>
    </style:style>
    <style:style style:name="T7" style:family="text">
      <style:text-properties fo:font-weight="bold" officeooo:rsid="03f5ef08" style:font-weight-asian="bold" style:font-weight-complex="bold"/>
    </style:style>
    <style:style style:name="T8" style:family="text">
      <style:text-properties fo:font-weight="bold" officeooo:rsid="03fa38f3" style:font-weight-asian="bold" style:font-weight-complex="bold"/>
    </style:style>
    <style:style style:name="T9" style:family="text">
      <style:text-properties fo:font-weight="bold" officeooo:rsid="03fbd63d" style:font-weight-asian="bold" style:font-weight-complex="bold"/>
    </style:style>
    <style:style style:name="T10" style:family="text">
      <style:text-properties fo:font-weight="normal" officeooo:rsid="03eab83e" style:font-weight-asian="normal" style:font-weight-complex="normal"/>
    </style:style>
    <style:style style:name="T11" style:family="text">
      <style:text-properties fo:font-weight="normal" officeooo:rsid="03f5ef08" style:font-weight-asian="normal" style:font-weight-complex="normal"/>
    </style:style>
    <style:style style:name="T12" style:family="text">
      <style:text-properties officeooo:rsid="033bd0c4"/>
    </style:style>
    <style:style style:name="T13" style:family="text">
      <style:text-properties officeooo:rsid="03851cd3"/>
    </style:style>
    <style:style style:name="T14" style:family="text">
      <style:text-properties officeooo:rsid="03861ee1"/>
    </style:style>
    <style:style style:name="T15" style:family="text">
      <style:text-properties officeooo:rsid="038e1d84"/>
    </style:style>
    <style:style style:name="T16" style:family="text">
      <style:text-properties officeooo:rsid="0397b3cb"/>
    </style:style>
    <style:style style:name="T17" style:family="text">
      <style:text-properties officeooo:rsid="039ca59c"/>
    </style:style>
    <style:style style:name="T18" style:family="text">
      <style:text-properties officeooo:rsid="03a29a33"/>
    </style:style>
    <style:style style:name="T19" style:family="text">
      <style:text-properties officeooo:rsid="03a7692f"/>
    </style:style>
    <style:style style:name="T20" style:family="text">
      <style:text-properties officeooo:rsid="03ad0412"/>
    </style:style>
    <style:style style:name="T21" style:family="text">
      <style:text-properties officeooo:rsid="03b12d5b"/>
    </style:style>
    <style:style style:name="T22" style:family="text">
      <style:text-properties officeooo:rsid="03c02bd6"/>
    </style:style>
    <style:style style:name="T23" style:family="text">
      <style:text-properties officeooo:rsid="03c44192"/>
    </style:style>
    <style:style style:name="T24" style:family="text">
      <style:text-properties officeooo:rsid="03c51c01"/>
    </style:style>
    <style:style style:name="T25" style:family="text">
      <style:text-properties officeooo:rsid="03c710d1"/>
    </style:style>
    <style:style style:name="T26" style:family="text">
      <style:text-properties officeooo:rsid="03ccc7e5"/>
    </style:style>
    <style:style style:name="T27" style:family="text">
      <style:text-properties officeooo:rsid="03cda88f"/>
    </style:style>
    <style:style style:name="T28" style:family="text">
      <style:text-properties officeooo:rsid="03d4d8ca"/>
    </style:style>
    <style:style style:name="T29" style:family="text">
      <style:text-properties officeooo:rsid="03db8eff"/>
    </style:style>
    <style:style style:name="T30" style:family="text">
      <style:text-properties officeooo:rsid="03ddd5ca"/>
    </style:style>
    <style:style style:name="T31" style:family="text">
      <style:text-properties officeooo:rsid="03e2b4c3"/>
    </style:style>
    <style:style style:name="T32" style:family="text">
      <style:text-properties officeooo:rsid="03e68aa5"/>
    </style:style>
    <style:style style:name="T33" style:family="text">
      <style:text-properties officeooo:rsid="03e7d0fa"/>
    </style:style>
    <style:style style:name="T34" style:family="text">
      <style:text-properties officeooo:rsid="03efb4ab"/>
    </style:style>
    <style:style style:name="T35" style:family="text">
      <style:text-properties officeooo:rsid="03f5b1ed"/>
    </style:style>
    <style:style style:name="T36" style:family="text">
      <style:text-properties officeooo:rsid="03fa38f3"/>
    </style:style>
    <style:style style:name="T37" style:family="text">
      <style:text-properties officeooo:rsid="03fbd63d"/>
    </style:style>
    <style:style style:name="T38" style:family="text">
      <style:text-properties officeooo:rsid="04005169"/>
    </style:style>
    <style:style style:name="T39" style:family="text">
      <style:text-properties officeooo:rsid="0409f43b"/>
    </style:style>
    <style:style style:name="T40" style:family="text">
      <style:text-properties style:use-window-font-color="true"/>
    </style:style>
    <style:style style:name="T41" style:family="text">
      <style:text-properties style:use-window-font-color="true" officeooo:rsid="03fc5636"/>
    </style:style>
    <style:style style:name="T42" style:family="text">
      <style:text-properties style:use-window-font-color="true" officeooo:rsid="0400c40e"/>
    </style:style>
    <style:style style:name="T43" style:family="text">
      <style:text-properties style:use-window-font-color="true" officeooo:rsid="03fe6359"/>
    </style:style>
    <style:style style:name="T44" style:family="text">
      <style:text-properties style:use-window-font-color="true" officeooo:rsid="03fe6cad"/>
    </style:style>
    <style:style style:name="T45" style:family="text">
      <style:text-properties style:use-window-font-color="true" officeooo:rsid="04013563"/>
    </style:style>
    <style:style style:name="T46" style:family="text">
      <style:text-properties style:use-window-font-color="true" officeooo:rsid="04058c30"/>
    </style:style>
    <style:style style:name="T47" style:family="text">
      <style:text-properties style:use-window-font-color="true" officeooo:rsid="04025eac"/>
    </style:style>
    <style:style style:name="T48" style:family="text">
      <style:text-properties style:use-window-font-color="true" officeooo:rsid="0407ba97"/>
    </style:style>
    <style:style style:name="T49" style:family="text">
      <style:text-properties style:use-window-font-color="true" officeooo:rsid="0408033c"/>
    </style:style>
    <style:style style:name="T50" style:family="text">
      <style:text-properties style:use-window-font-color="true" fo:font-weight="bold" style:font-weight-asian="bold" style:font-weight-complex="bold"/>
    </style:style>
    <style:style style:name="T51" style:family="text">
      <style:text-properties style:use-window-font-color="true" fo:font-weight="bold" officeooo:rsid="03fc5636" style:font-weight-asian="bold" style:font-weight-complex="bold"/>
    </style:style>
    <style:style style:name="T52" style:family="text">
      <style:text-properties style:use-window-font-color="true" officeooo:rsid="040c5524"/>
    </style:style>
    <style:style style:name="T53" style:family="text">
      <style:text-properties officeooo:rsid="04137347"/>
    </style:style>
    <style:style style:name="T54" style:family="text">
      <style:text-properties fo:color="#0000ff"/>
    </style:style>
    <style:style style:name="T55" style:family="text">
      <style:text-properties fo:color="#0000ff" officeooo:rsid="0411b153"/>
    </style:style>
    <style:style style:name="T56" style:family="text">
      <style:text-properties fo:color="#0000ff" officeooo:rsid="041bc02d"/>
    </style:style>
    <style:style style:name="T57" style:family="text">
      <style:text-properties officeooo:rsid="0411b153"/>
    </style:style>
    <style:style style:name="T58" style:family="text">
      <style:text-properties fo:color="#008000"/>
    </style:style>
    <style:style style:name="T59" style:family="text">
      <style:text-properties fo:color="#008000" officeooo:rsid="0411b153"/>
    </style:style>
    <style:style style:name="T60" style:family="text">
      <style:text-properties fo:color="#008000" officeooo:rsid="0415d069"/>
    </style:style>
    <style:style style:name="T61" style:family="text">
      <style:text-properties officeooo:rsid="0415d069"/>
    </style:style>
    <style:style style:name="T62" style:family="text">
      <style:text-properties officeooo:rsid="042a80e2"/>
    </style:style>
    <style:style style:name="T63" style:family="text">
      <style:text-properties officeooo:rsid="0427ce05"/>
    </style:style>
    <style:style style:name="T64" style:family="text">
      <style:text-properties officeooo:rsid="042b5803"/>
    </style:style>
    <style:style style:name="T65" style:family="text">
      <style:text-properties officeooo:rsid="04335023"/>
    </style:style>
    <style:style style:name="T66" style:family="text">
      <style:text-properties officeooo:rsid="0434314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הרכבה ואיתחול של מחלקות</text:h>
      <text:p text:style-name="P14">הרכבה<text:span text:style-name="T13"> - composition</text:span></text:p>
      <text:p text:style-name="P6">לעצם ב-++C יכולים להיות שדות שהם עצמם עצמים. דוגמה קלאסית: מחלקה Line שיש לה שני שדות מסוג Point<text:span text:style-name="T14"> גם בג'אבה זה אפשרי, אבל יש הבדל - ב-++C העצמים מסוג "נקודה" פשוט מונחים אחד ליד השני בעצם מסוג "קו", בעוד שבג'אבה העצם מסוג "קו" מכיל רק מצביעים לעצמים מסוג "נקודה". <text:s text:c="2"/>לכן ב-++C כשיוצרים עצם מסוג "קו", עוד לפני שמאתחלים אותו, כבר יש בו "נקודות". בעוד שבג'אבה הנקודות עדיין לא קיימות - יש רק מצביע המאותחל ל-null. <text:s text:c="2"/>ראו הדגמה בתיקיה 1.</text:span></text:p>
      <text:p text:style-name="P15"><text:s/>למה זה משנה?</text:p>
      <text:list xml:id="list3375115962703554999" text:style-name="L1">
        <text:list-item>
          <text:p text:style-name="P27">בלי מצביעים, התוכנה תופסת פחות זיכרון ודורשת פחות זמן כשניגשים למשתנים.</text:p>
        </text:list-item>
        <text:list-item>
          <text:p text:style-name="P27">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4"/>
      <text:p text:style-name="P4"><text:span text:style-name="T1">מה קורה כשלעצמים המוכלים יש בנאים</text:span><text:span text:style-name="T2"> </text:span><text:span text:style-name="T4">ומפרקים</text:span><text:span text:style-name="T1"> משל עצמם?</text:span><text:span text:style-name="T15"> הקומפיילר קורא להם לפי סדר פשוט והגיוני - כמו למשל בבנייה ופירוק של מכונית:</text:span></text:p>
      <text:list xml:id="list7227828876637042870" text:style-name="L2">
        <text:list-item>
          <text:p text:style-name="P28"><text:span text:style-name="T18">בבנייה </text:span>הולכים <text:span text:style-name="T17">מהקטן אל הגדול</text:span> - קודם-כל יוצרים את כל הרכיבים (במקרה שלנו: שתי נקודות), ואז יוצרים את העצם <text:span text:style-name="T16">הגדול (במקרה שלנו: קו).</text:span></text:p>
        </text:list-item>
        <text:list-item>
          <text:p text:style-name="P29">בפירוק הולכים <text:span text:style-name="T17">מהגדול אל הקטן</text:span> - קודם-כל מפרקים את העצם הגדול (קו) ואז מפרקים את כל הרכיבים (שתי נקודות).</text:p>
        </text:list-item>
      </text:list>
      <text:p text:style-name="Heading_20_2">רשימת איתחול<text:span text:style-name="T18"> - initialization list</text:span></text:p>
      <text:p text:style-name="P7">כשהקומפיילר בונה את הרכיבים, הוא משתמש <text:span text:style-name="T20">ב</text:span><text:span text:style-name="T1">בנאי-ברירת-המחדל</text:span> שלהם <text:span text:style-name="T20">(default constructor) - בנאי בלי פרמטרים - אם יש להם.</text:span></text:p>
      <text:p text:style-name="P9">בנאי-ברירת-מחדל של מחלקה <text:span text:style-name="T21">פשוטה (בלי רכיבים) - לא עושה כלום.</text:span></text:p>
      <text:p text:style-name="P13">בנאי-ברירת-מחדל של מחלקה מורכבת - קורא לבנאי-ברירת-המחדל של הרכיבים. </text:p>
      <text:p text:style-name="P10">אם לרכיבים אין בנאי-ברירת-מחדל - אז כברירת-מחדל, תהיה שגיאת קומפילציה.</text:p>
      <text:p text:style-name="P8"><text:span text:style-name="T1">שאלה</text:span>: באיזה מקרה למחלקה אין בנאי-ברירת-מחדל? (התשובה בשיעור הקודם).</text:p>
      <text:p text:style-name="P10">מה עושים אם רוצים לקרוא לבנאי אחר במקום בנאי ברירת-המחדל?</text:p>
      <text:p text:style-name="P5">--- משתמשים ב<text:span text:style-name="T1">רשימת איתחול</text:span>. <text:span text:style-name="T19">יש לשים את הרשימה </text:span><text:span text:style-name="T3">אחרי</text:span><text:span text:style-name="T19"> הכותרת של הבנאי אבל </text:span><text:span text:style-name="T3">לפני</text:span><text:span text:style-name="T19"> הסוגריים המסולסלים של קוד הבנאי. ראו דוגמה בתיקיה 2. </text:span></text:p>
      <text:p text:style-name="P11">שימוש ברשימת-איתחול הוא <text:span text:style-name="T1">מהיר יותר</text:span> ו<text:span text:style-name="T1">בטוח יותר</text:span> מאיתחול השדות בתוך הבנאי. מדוע? </text:p>
      <text:list xml:id="list5857994443842123376" text:style-name="L3">
        <text:list-item>
          <text:p text:style-name="P30">מהיר יותר - כי הוא חוסך את האתחול ע"י בנאי ברירת-המחדל.</text:p>
        </text:list-item>
        <text:list-item>
          <text:p text:style-name="P30">בטוח יותר - כי הוא מבטיח שבתוך הבנאי, כל הרכיבים כבר בנויים עם הפרמטרים הנכונים. </text:p>
        </text:list-item>
      </text:list>
      <text:p text:style-name="P12">רשימת איתחול לא מבטיחה שום דבר לגבי סדר האיתחול של הרכיבים! סדר האיתחול של הרכיבים הוא תמיד לפי הסדר שבו הם מוגדרים במחלקה.</text:p>
      <text:p text:style-name="P20"/>
      <text:p text:style-name="P20"/>
      <text:h text:style-name="P19" text:outline-level="1"><text:span text:style-name="T35">משתני </text:span>רפרנס<text:span text:style-name="T35"> - reference variables</text:span></text:h>
      <text:p text:style-name="P21">רפרנסים לעומת פוינטרים</text:p>
      <text:p text:style-name="P33">בשפת סי<text:span text:style-name="T22">, כשרצינו לקבל כתובת של משתנה (למשל כדי לשלוח לפונקציה שתוכל גם לשנות אותו), הגדרנו </text:span><text:span text:style-name="T5">פוינטר</text:span><text:span text:style-name="T22"> למשתנה, למשל:</text:span></text:p>
      <text:p text:style-name="P52">int num; int* pnum = &amp;num;</text:p>
      <text:p text:style-name="P57">כדי להשתמש בפוינטר, צריך ל<text:span text:style-name="T24">הקדים לו כוכבית, למשל:</text:span></text:p>
      <text:p text:style-name="P53">(*<text:span text:style-name="T26">pnum</text:span>) = 5;</text:p>
      <text:p text:style-name="P58">ואם המשתנה הוא עצם או struct, צריך להשתמש בחץ, למשל:</text:p>
      <text:p text:style-name="P53">Point <text:span text:style-name="T28">location; Point* plocation = &amp;location;</text:span></text:p>
      <text:p text:style-name="P53"><text:span text:style-name="T27">plocation</text:span>-&gt;x = 5;<text:span text:style-name="T25"> <text:s/>// equivalent to (*plocation).x = 5;</text:span></text:p>
      <text:p text:style-name="P59">בשפת ++C יש דרך נוספת <text:span text:style-name="T23">לקבל כתובת של משתנה - להגדיר </text:span><text:span text:style-name="T6">רפרנס</text:span><text:span text:style-name="T7"> </text:span><text:span text:style-name="T11">(reference)</text:span><text:span text:style-name="T23">:</text:span></text:p>
      <text:p text:style-name="P54">int&amp; <text:span text:style-name="T29">rnum</text:span> =<text:span text:style-name="T29"> num</text:span>;</text:p>
      <text:p text:style-name="P60">זה מאד דומה, רק שהפעם, אפשר לגשת למשתנה בלי כוכבית, למשל:</text:p>
      <text:p text:style-name="P54"><text:span text:style-name="T29">rnum</text:span> = 5;</text:p>
      <text:p text:style-name="P61">ובלי חץ, למשל:</text:p>
      <text:p text:style-name="P55">Point&amp; <text:span text:style-name="T30">rlocation</text:span> = <text:span text:style-name="T30">location</text:span>; <text:s text:c="3"/><text:span text:style-name="T30">rlocation</text:span>.x = 5;</text:p>
      <text:p text:style-name="P63">חוץ מצורת הגישה, ישנם שני הבדלים עיקריים בין <text:span text:style-name="T31">פוינטר לרפרנס: </text:span></text:p>
      <text:list xml:id="list4552184134146813408" text:style-name="L5">
        <text:list-item>
          <text:p text:style-name="P64">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62">אפשר לשנות פוינטר לאחר יצירתו, למשל להוסיף לו 1 (ואז הוא יצביע למקום אחר בזיכרון). אבל אי אפשר לשנות רפרנס לאחר יצירתו<text:span text:style-name="T32">. <text:s text:c="2"/>גם זה אמור לצמצם את הסיכוי לשגיאות - רפרנס תמיד מצביע לאותו מקום בזיכרון ולא יכול "לנדוד" למקומות לא רצויים.</text:span></text:p>
        </text:list-item>
      </text:list>
      <text:p text:style-name="P25">השוואה לג'אבה</text:p>
      <text:p text:style-name="P65">בג'אבה, כל המשתנים שהם עצמים (לא פרימיטיביים), <text:span text:style-name="T10">הם כמעט כמו רפרנסים</text:span>.<text:span text:style-name="T33"> הם מכילים כתובת של משתנה, אפשר לגשת אליהם כמו שניגשים למשתנה עצמו - בלי כוכבית ובלי חץ, ואי-אפשר "להזיז" אותם. <text:s text:c="2"/></text:span></text:p>
      <text:p text:style-name="P66">אבל בניגוד לרפרנסים, אפשר לאתחל אותם עם null.</text:p>
      <text:p text:style-name="P22">שימושים</text:p>
      <text:p text:style-name="P34">השימוש העיקרי של רפרנס <text:span text:style-name="T34">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22">"ערך שמאלי" ו"ערך ימני" - lvalue, rvalue</text:p>
      <text:p text:style-name="P67">אחד המושגים שמופיעים הרבה בתיעוד של ++C <text:span text:style-name="T36">ובהודעות-השגיאה של קומפיילרים </text:span>הם: lvalue, rvalue<text:span text:style-name="T36">.</text:span></text:p>
      <text:list xml:id="list3478117700073771389" text:style-name="L11">
        <text:list-item>
          <text:p text:style-name="P68">lvalue - <text:span text:style-name="T36">מציין דבר שיש לו כתובת בזיכרון, דבר שמתקיים גם אחרי שהביטוי מסתיים. למשל: משתנה, רפרנס, כוכבית-פוינטר. הוא נקרא </text:span><text:span text:style-name="T8">l</text:span><text:span text:style-name="T36">value כי יש לו </text:span><text:span text:style-name="T8">l</text:span><text:span text:style-name="T36">ocation וכי אפשר לשים אותו בצד השמאלי (</text:span><text:span text:style-name="T8">l</text:span><text:span text:style-name="T36">eft) של סימן =.</text:span></text:p>
        </text:list-item>
        <text:list-item>
          <text:p text:style-name="P69">rvalue - מציין דבר שלא ממשיך להתקיים אחרי שהביטוי מסתיים. למשל: <text:span text:style-name="T37">מספר, מחרוזת קבועה, ביטוי מתמטי (x+y), קריאה לפונקציה (f(123)). <text:s/>הוא נקרא </text:span><text:span text:style-name="T9">r</text:span><text:span text:style-name="T37">value כי הוא יכול להופיע רק בצד הימני (</text:span><text:span text:style-name="T9">r</text:span><text:span text:style-name="T37">ight) של סימן =.</text:span></text:p>
        </text:list-item>
      </text:list>
      <text:p text:style-name="P70">לדוגמה, אם כותבים <text:span text:style-name="T38">ביטויים כמו</text:span>:</text:p>
      <text:p text:style-name="P80">7<text:span text:style-name="T38"> </text:span>=<text:span text:style-name="T38"> </text:span>a;</text:p>
      <text:p text:style-name="P81">x+y<text:span text:style-name="T38"> </text:span>=<text:span text:style-name="T38"> </text:span>a;</text:p>
      <text:p text:style-name="P82">f() = a;</text:p>
      <text:p text:style-name="P71"><text:span text:style-name="T39">(כאשר f היא פונקציה שמחזירה int) <text:s/>מקבלים הודעת שגיאה: "expression must be a modifiable lvalue</text:span><text:span text:style-name="T41">"</text:span><text:span text:style-name="T42">.</text:span></text:p>
      <text:p text:style-name="P72">טוב, זה די צפוי, אבל הודעת-שגיאה עם lvalue יכול להופיע גם במקרים פחות צפויים. למשל:</text:p>
      <text:p text:style-name="P83"><text:span text:style-name="T40">int&amp; </text:span><text:span text:style-name="T43">refToInt</text:span><text:span text:style-name="T40"> = </text:span><text:span text:style-name="T43">5;</text:span></text:p>
      <text:p text:style-name="P83"><text:span text:style-name="T43">int&amp; refToInt = </text:span><text:span text:style-name="T44">x+y</text:span><text:span text:style-name="T43">;</text:span></text:p>
      <text:p text:style-name="P83"><text:span text:style-name="T43">int&amp; refToInt = </text:span><text:span text:style-name="T45">f()</text:span><text:span text:style-name="T43">;</text:span></text:p>
      <text:p text:style-name="P75"><text:span text:style-name="T43">ג</text:span><text:span text:style-name="T40">ם כאן נקבל הודעת שגיאה האומרת לנו שאי-אפשר לאתחל רפרנס עם דבר שהוא לא lvalue. למה? כי רפרנס אמור להצביע לעצם </text:span><text:span text:style-name="T46">ש</text:span><text:span text:style-name="T40">אפשר לשנות אותו - הוא לא יכול להצביע למספר </text:span><text:span text:style-name="T47">או לביטוי זמני.</text:span></text:p>
      <text:p text:style-name="P76"><text:span text:style-name="T47">י</text:span><text:span text:style-name="T40">ש מקרה אחד שבו </text:span><text:span text:style-name="T48">אפשר להציב rvalue בתוך רפרנס - כאשר מגדירים את הרפרנס כקבוע - const. למשל הביטויים הבאים חוקיים:</text:span></text:p>
      <text:p text:style-name="P83"><text:span text:style-name="T49">const </text:span><text:span text:style-name="T40">int&amp; </text:span><text:span text:style-name="T43">refToInt</text:span><text:span text:style-name="T40"> = </text:span><text:span text:style-name="T43">5;</text:span></text:p>
      <text:p text:style-name="P83"><text:span text:style-name="T49">const </text:span><text:span text:style-name="T43">int&amp; refToInt = </text:span><text:span text:style-name="T44">x+y</text:span><text:span text:style-name="T43">;</text:span></text:p>
      <text:p text:style-name="P83"><text:span text:style-name="T49">const </text:span><text:span text:style-name="T43">int&amp; refToInt = </text:span><text:span text:style-name="T45">f()</text:span><text:span text:style-name="T43">;</text:span></text:p>
      <text:p text:style-name="P77"><text:span text:style-name="T43">כ</text:span><text:span text:style-name="T40">יוון שהדבר שמצביעים אליו מוגדר כ"קבוע", הקומפיילר ממילא לא ייתן לנו לשנות אותו, ולכן הרפרנס יכול להצביע גם לדבר שאין לו כתובת בזיכרון.</text:span></text:p>
      <text:p text:style-name="P78"><text:span text:style-name="T51">ל</text:span><text:span text:style-name="T50">מה צריך את זה?</text:span><text:span text:style-name="T40"> - השימוש העיקרי של const reference הוא כשרוצים להעביר ארגומנטים לפונקציות.</text:span><text:span text:style-name="T52"> זה שימושי במיוחד כשהארגומנט הוא אובייקט גדול. יש כמה דרכים להעביר אותו לפונקציה:</text:span></text:p>
      <text:list xml:id="list6908580287858797689" text:style-name="L12">
        <text:list-item>
          <text:p text:style-name="P79"><text:span text:style-name="T40">אם מעבירים אותו כערך - הוא </text:span><text:span text:style-name="T50">מועתק</text:span><text:span text:style-name="T40"> למשתנה זמני שמועבר לפונקציה. זה יכול להיות מאד בזבזני כשהמשתנה גדול.</text:span></text:p>
        </text:list-item>
        <text:list-item>
          <text:p text:style-name="P79"><text:span text:style-name="T40">אם מעבירים אותו כרפרנס - הוא לא מועתק, רק הכתובת שלו מועתקת, </text:span><text:span text:style-name="T50">אבל</text:span><text:span text:style-name="T40">, הפונקציה יכולה לשנות את ערכו, וזה עלול לגרום שגיאות לוגיות.</text:span></text:p>
        </text:list-item>
        <text:list-item>
          <text:p text:style-name="P73">אם מעבירים אותו כרפרנס-קבוע (const &amp;), רק הכתובת שלו מועתקת, ובנוסף, הקומפיילר מוודא שאי-אפשר לשנות את ערכו (יתרון נוסף הוא, שאפשר להעביר לפונקציה rvalue).</text:p>
        </text:list-item>
      </text:list>
      <text:p text:style-name="P74"/>
      <text:h text:style-name="Heading_20_1" text:outline-level="1">קבועים - const</text:h>
      <text:p text:style-name="P35">המילה const קיימת גם בשפת סי. <text:span text:style-name="T53">אם שמים אותה מייד לפני שם של משתנה - המשתנה יהיה קבוע, והקומפיילר לא ייתן לנו לשנות אותו. <text:s/>עד כאן זה פשוט.</text:span></text:p>
      <text:p text:style-name="P36">כשיש פוינטרים זה קצת יותר מסובך - צריך לשים לב מי הקבוע - הפוינטר או הדבר שהוא מצביע עליו? </text:p>
      <text:p text:style-name="P16"><text:span text:style-name="T55">int</text:span><text:span text:style-name="T57"> *</text:span><text:span text:style-name="T55">const</text:span><text:span text:style-name="T57"> p1 = &amp;i; </text:span><text:span text:style-name="T59">// a const </text:span><text:span text:style-name="T58">pointer to an un-const variable </text:span></text:p>
      <text:p text:style-name="P16">p1++; <text:span text:style-name="T61"><text:s text:c="3"/></text:span><text:span text:style-name="T58">// c</text:span><text:span text:style-name="T60">ompiler </text:span><text:span text:style-name="T58">error </text:span></text:p>
      <text:p text:style-name="P16">(*p1)++; <text:span text:style-name="T58">// ok </text:span></text:p>
      <text:p text:style-name="P16"><text:span text:style-name="T56">const </text:span><text:span text:style-name="T54">int</text:span>* p2 = &amp;b; <text:span text:style-name="T58">// an un-const pointer to a const variable </text:span></text:p>
      <text:p text:style-name="P16">p2++; <text:span text:style-name="T61"><text:s text:c="4"/></text:span><text:span text:style-name="T58">// ok</text:span></text:p>
      <text:p text:style-name="P16">(*p2)++; <text:span text:style-name="T61"><text:s/></text:span><text:span text:style-name="T58">// c</text:span><text:span text:style-name="T60">ompiler </text:span><text:span text:style-name="T58">error </text:span></text:p>
      <text:p text:style-name="P16"><text:span text:style-name="T54">const</text:span> <text:span text:style-name="T54">int</text:span> * <text:span text:style-name="T54">const</text:span> p3 = &amp;b; <text:span text:style-name="T58">// a const pointer to a const variable </text:span></text:p>
      <text:p text:style-name="P17"/>
      <text:p text:style-name="P37">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37"><text:span text:style-name="T1">למה זה חשוב</text:span>? </text:p>
      <text:list xml:id="list5839886036115414865" text:style-name="L13">
        <text:list-item>
          <text:p text:style-name="P38">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39">אם בתוכנית הראשית מגדירים עצם כ-const, אפשר לקרוא על העצם הזה רק לשיטות שהוגדרו כ-const. </text:p>
        </text:list-item>
      </text:list>
      <text:p text:style-name="P40"><text:span text:style-name="T1">למה זה קשה</text:span>? כי כששיטה היא const, הקומפיילר לא ייתן לנו לקרוא מתוכה לשיטות אחרות שהן לא const<text:span text:style-name="T62">! <text:s text:c="2"/></text:span>לכן, כשמגדירים שיטה כ-const עלולה להיווצר "תגובת שרשרת" שתדרוש מאיתנו הרבה שינויים בקוד. <text:s text:c="2"/><text:span text:style-name="T63">לכן עדיף מלכתחילה להגדיר כ-const כל שיטה שאנחנו יודעים שלא תצטרך לשנות את העצם.</text:span></text:p>
      <text:p text:style-name="P24">קבועים והעמסה</text:p>
      <text:p text:style-name="P4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4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275270170539087205" text:style-name="L14">
        <text:list-item>
          <text:p text:style-name="P42">אחת מיועדת לקריאה - היא <text:span text:style-name="T64">מוגדרת כ-const ומחזירה const&amp;</text:span>.</text:p>
        </text:list-item>
        <text:list-item>
          <text:p text:style-name="P42">השניה מיועדת לכתיבה - היא מוגדרת בלי const ומחזירה &amp;.</text:p>
        </text:list-item>
      </text:list>
      <text:p text:style-name="P44">הקומפיילר יחליט לאיזו שיטה לקרוא, לפי סוג המשתנה: אם המשתנה הוא const הוא יקרא לשיטה המיועדת לקריאה בלבד; אחרת הוא יקרא לשיטה המיועדת לכתיבה.</text:p>
      <text:p text:style-name="P23">שדה mutable</text:p>
      <text:p text:style-name="P45">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45">כדי שהקומפיילר יאפשר לנו לעשות זאת, נסמן את ה-cache ב-mutable. </text:p>
      <text:p text:style-name="P45">שדה המסומן ב-mutable ניתן לשינוי גם אם העצם הוא const.</text:p>
      <text:p text:style-name="P43"/>
      <text:p text:style-name="P26">בנאי מעתיק - copy constructor</text:p>
      <text:p text:style-name="P46">דיברנו על סוגים מיוחדים של בנאים. אחד מהם הוא בנאי ללא פרמטרים. עוד בנאי מיוחד הוא <text:span text:style-name="T1">בנאי מעתיק</text:span>.<text:span text:style-name="T65"> בנאי מעתיק למחלקה T הוא בנאי המקבל פרמטר אחד בלבד, שהסוג שלו הוא:</text:span></text:p>
      <text:p text:style-name="P56"><text:s/>const T&amp;.</text:p>
      <text:p text:style-name="P47">הקומפיילר קורא לבנאי הזה אוטומטית בכל פעם שצריך <text:span text:style-name="T66">להעתיק עצם מהסוג T לעצם חדש, למשל, כשמעבירים פרמטרים לפונקציות.</text:span></text:p>
      <text:p text:style-name="P48">אם לא מגדירים בנאי מעתיק, ברירת המחדל היא לבצע העתקת סיביות (bitwise copy). זה בסדר כשמדובר במחלקות פשוטות (Point) אבל לא טוב כשמדובר במבנים מורכבים עם מצביעים. <text:s/></text:p>
      <text:p text:style-name="P48">במקרה שברירת-המחדל לא מתאימה, אנחנו צריכים להגדיר בעצמנו בנאי מעתיק שיבצע "העתקה עמוקה".</text:p>
      <text:p text:style-name="P49"><text:span text:style-name="T1">חידה</text:span>: מדוע הפרמטר חייב להיות מסוג const T&amp; ולא פשוט מסוג T?</text:p>
      <text:p text:style-name="P49">תשובה: כי כדי להעביר פרמטר מסוג T, הקומפיילר צריך לקרוא לבנאי המעתיק, אבל אנחנו מגדירים את הבנאי הזה עכשיו!</text:p>
      <text:p text:style-name="P47"/>
      <text:p text:style-name="P26"/>
      <text:p text:style-name="P24">מקורות</text:p>
      <text:list xml:id="list7360872419074273569" text:style-name="L15">
        <text:list-item>
          <text:p text:style-name="P51">מצגות של<text:span text:style-name="T12"> </text:span>אופיר פלא ומירי בן-ניסן.</text:p>
        </text:list-item>
        <text:list-item>
          <text:p text:style-name="P50">https://eli.thegreenplace.net/2011/12/15/understanding-lvalues-and-rvalues-in-c-and-c</text:p>
        </text:list-item>
      </text:list>
      <text:p text:style-name="P32"/>
      <text:p text:style-name="P32">סיכם: אראל סגל-הלוי.</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3T18:25:05.429805285</dc:date>
    <meta:editing-duration>P7DT20H44M42S</meta:editing-duration>
    <meta:editing-cycles>919</meta:editing-cycles>
    <meta:document-statistic meta:table-count="0" meta:image-count="0" meta:object-count="0" meta:page-count="1" meta:paragraph-count="106" meta:word-count="1557" meta:character-count="8764" meta:non-whitespace-character-count="7280"/>
  </office:meta>
</office:document-meta>
</file>